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tinus Sans1" svg:font-family="'Libertinus Sans'" style:font-family-generic="modern" style:font-pitch="variable"/>
    <style:font-face style:name="Libertinus Sans" svg:font-family="'Libertinus Sans'" style:font-adornments="Bold" style:font-family-generic="modern" style:font-pitch="variable"/>
    <style:font-face style:name="Libertinus Serif" svg:font-family="'Libertinus Serif'" style:font-adornments="Regular" style:font-family-generic="modern" style:font-pitch="variable"/>
    <style:font-face style:name="Libertinus Serif Display" svg:font-family="'Libertinus Serif Display'" style:font-adornments="Bold" style:font-family-generic="modern" style:font-pitch="variable"/>
    <style:font-face style:name="Libertinus Serif Display1" svg:font-family="'Libertinus Serif Display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208bf9" officeooo:paragraph-rsid="00208bf9"/>
    </style:style>
    <style:style style:name="P2" style:family="paragraph" style:parent-style-name="Text_20_body">
      <style:text-properties officeooo:rsid="00220d0d" officeooo:paragraph-rsid="00220d0d"/>
    </style:style>
    <style:style style:name="P3" style:family="paragraph" style:parent-style-name="Text_20_body">
      <style:text-properties officeooo:rsid="0023c38c" officeooo:paragraph-rsid="0023c38c"/>
    </style:style>
    <style:style style:name="P4" style:family="paragraph" style:parent-style-name="Text_20_body">
      <style:text-properties officeooo:rsid="002576c5" officeooo:paragraph-rsid="002576c5"/>
    </style:style>
    <style:style style:name="P5" style:family="paragraph" style:parent-style-name="Text_20_body">
      <style:text-properties officeooo:rsid="00262155" officeooo:paragraph-rsid="00262155"/>
    </style:style>
    <style:style style:name="P6" style:family="paragraph" style:parent-style-name="Heading_20_2">
      <style:text-properties style:font-name="Libertinus Sans1"/>
    </style:style>
    <style:style style:name="P7" style:family="paragraph" style:parent-style-name="Title">
      <style:text-properties officeooo:rsid="00262155" officeooo:paragraph-rsid="00262155"/>
    </style:style>
    <style:style style:name="P8" style:family="paragraph" style:parent-style-name="Heading_20_1">
      <style:text-properties officeooo:rsid="00158300" officeooo:paragraph-rsid="00158300"/>
    </style:style>
    <style:style style:name="P9" style:family="paragraph" style:parent-style-name="Text_20_body" style:list-style-name="L1">
      <style:text-properties officeooo:rsid="0016872d" officeooo:paragraph-rsid="0016872d"/>
    </style:style>
    <style:style style:name="P10" style:family="paragraph" style:parent-style-name="Text_20_body" style:list-style-name="L1">
      <style:text-properties officeooo:rsid="00187b9d" officeooo:paragraph-rsid="00187b9d"/>
    </style:style>
    <style:style style:name="P11" style:family="paragraph" style:parent-style-name="Text_20_body" style:list-style-name="L1">
      <style:text-properties officeooo:rsid="001bf566" officeooo:paragraph-rsid="001bf566"/>
    </style:style>
    <style:style style:name="P12" style:family="paragraph" style:parent-style-name="Text_20_body" style:list-style-name="L1">
      <style:text-properties officeooo:rsid="001d93c2" officeooo:paragraph-rsid="001d93c2"/>
    </style:style>
    <style:style style:name="P13" style:family="paragraph" style:parent-style-name="Text_20_body" style:list-style-name="L1">
      <style:text-properties officeooo:rsid="00262155" officeooo:paragraph-rsid="00262155"/>
    </style:style>
    <style:style style:name="P14" style:family="paragraph" style:parent-style-name="Text_20_body" style:list-style-name="L1">
      <style:text-properties officeooo:rsid="00158300" officeooo:paragraph-rsid="001d93c2"/>
    </style:style>
    <style:style style:name="P15" style:family="paragraph" style:parent-style-name="Text_20_body" style:list-style-name="L1">
      <style:text-properties officeooo:rsid="0027fd83" officeooo:paragraph-rsid="0027fd83"/>
    </style:style>
    <style:style style:name="P16" style:family="paragraph" style:parent-style-name="Text_20_body" style:list-style-name="L1">
      <style:text-properties officeooo:rsid="00295020" officeooo:paragraph-rsid="00295020"/>
    </style:style>
    <style:style style:name="P17" style:family="paragraph" style:parent-style-name="Text_20_body" style:list-style-name="L1">
      <style:text-properties officeooo:rsid="002a1509" officeooo:paragraph-rsid="002a1509"/>
    </style:style>
    <style:style style:name="P18" style:family="paragraph" style:parent-style-name="Heading_20_1">
      <style:text-properties officeooo:rsid="00220d0d" officeooo:paragraph-rsid="00220d0d"/>
    </style:style>
    <style:style style:name="T1" style:family="text">
      <style:text-properties officeooo:rsid="001bf566"/>
    </style:style>
    <style:style style:name="T2" style:family="text">
      <style:text-properties officeooo:rsid="002576c5"/>
    </style:style>
    <style:style style:name="T3" style:family="text">
      <style:text-properties officeooo:rsid="0026215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evice Managment in Linux</text:p>
      <text:h text:style-name="P8" text:outline-level="1">Disks, Partitions, and File Systems</text:h>
      <text:list xml:id="list222512815" text:style-name="L1">
        <text:list-item>
          <text:p text:style-name="P9">parted - partition editor</text:p>
          <text:list>
            <text:list-item>
              <text:p text:style-name="P10">align-check</text:p>
            </text:list-item>
            <text:list-item>
              <text:p text:style-name="P10">disk_set - changes flags on disk</text:p>
            </text:list-item>
            <text:list-item>
              <text:p text:style-name="P10">help</text:p>
            </text:list-item>
            <text:list-item>
              <text:p text:style-name="P10">mklabel - create new disk label (gpt, mbr, ???)</text:p>
            </text:list-item>
            <text:list-item>
              <text:p text:style-name="P10">mkpart - create partition</text:p>
            </text:list-item>
            <text:list-item>
              <text:p text:style-name="P10">name - sets name for partition</text:p>
            </text:list-item>
            <text:list-item>
              <text:p text:style-name="P10">print # <text:span text:style-name="T1">- displays partition table for device being edited</text:span></text:p>
            </text:list-item>
            <text:list-item>
              <text:p text:style-name="P11">quit</text:p>
            </text:list-item>
            <text:list-item>
              <text:p text:style-name="P11">rescue</text:p>
            </text:list-item>
            <text:list-item>
              <text:p text:style-name="P11">resizepart # end</text:p>
            </text:list-item>
            <text:list-item>
              <text:p text:style-name="P11">rm #</text:p>
            </text:list-item>
            <text:list-item>
              <text:p text:style-name="P11">select device - selects device to edit</text:p>
            </text:list-item>
            <text:list-item>
              <text:p text:style-name="P11">set # flag state - sets flag on partition #</text:p>
            </text:list-item>
            <text:list-item>
              <text:p text:style-name="P11">unit - unit to use for location and capacity (s=sector, GB=gigabyte)</text:p>
            </text:list-item>
          </text:list>
        </text:list-item>
        <text:list-item>
          <text:p text:style-name="P12">gdisk<text:span text:style-name="T3">, fdisk</text:span></text:p>
        </text:list-item>
        <text:list-item>
          <text:p text:style-name="P13">gparted and kde partition manager are GUI front ends for parted</text:p>
        </text:list-item>
        <text:list-item>
          <text:p text:style-name="P12">mkfs</text:p>
        </text:list-item>
        <text:list-item>
          <text:p text:style-name="P12">fsck</text:p>
        </text:list-item>
        <text:list-item>
          <text:p text:style-name="P12">mkisofs</text:p>
        </text:list-item>
        <text:list-item>
          <text:p text:style-name="P12">mount </text:p>
        </text:list-item>
        <text:list-item>
          <text:p text:style-name="P12">umount</text:p>
        </text:list-item>
        <text:list-item>
          <text:p text:style-name="P14">df - shows size, free space, Inode use, and mount points for mounted file ssytems</text:p>
        </text:list-item>
        <text:list-item>
          <text:p text:style-name="P16">lsblk - display info about block devices (-f option shows file systems, labels and UUID's)</text:p>
        </text:list-item>
        <text:list-item>
          <text:p text:style-name="P17">blkid - similar to lsblk but doesn't display size info.</text:p>
        </text:list-item>
        <text:list-item>
          <text:p text:style-name="P15">dd - like cat or cp but allows you to specify offsets into file/device and block size</text:p>
        </text:list-item>
      </text:list>
      <text:h text:style-name="P18" text:outline-level="1">Special Files - Device Drivers</text:h>
      <text:p text:style-name="P3">mknod</text:p>
      <text:p text:style-name="P3">losetup<text:span text:style-name="T2"> - loopback setup</text:span></text:p>
      <text:p text:style-name="Text_20_body"><text:soft-page-break/></text:p>
      <text:h text:style-name="P6" text:outline-level="2">Useful Devices</text:h>
      <text:p text:style-name="P1">/dev/urandom - returns random bytes</text:p>
      <text:p text:style-name="P4">/dev/random - more randomness</text:p>
      <text:p text:style-name="P1">/dev/zero - returns zeros</text:p>
      <text:p text:style-name="P4">/dev/null - bit bucket</text:p>
      <text:p text:style-name="P2">/dev/sdN - N'th scsi drive</text:p>
      <text:p text:style-name="P2">/dev/sdNM - Mth partition on Nth drive</text:p>
      <text:p text:style-name="P2">/dev/fbN - Nth framebuffer</text:p>
      <text:p text:style-name="P2">/dev/fdN - Nth floppy drive</text:p>
      <text:p text:style-name="P2">/dev/hdN - Nth IDE drive</text:p>
      <text:p text:style-name="P2">/dev/js - joystick</text:p>
      <text:p text:style-name="P2">/dev/lp0 - 1st printer</text:p>
      <text:p text:style-name="P2">/dev/loop0 - first loopback devic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tinus Sans1" svg:font-family="'Libertinus Sans'" style:font-family-generic="modern" style:font-pitch="variable"/>
    <style:font-face style:name="Libertinus Sans" svg:font-family="'Libertinus Sans'" style:font-adornments="Bold" style:font-family-generic="modern" style:font-pitch="variable"/>
    <style:font-face style:name="Libertinus Serif" svg:font-family="'Libertinus Serif'" style:font-adornments="Regular" style:font-family-generic="modern" style:font-pitch="variable"/>
    <style:font-face style:name="Libertinus Serif Display" svg:font-family="'Libertinus Serif Display'" style:font-adornments="Bold" style:font-family-generic="modern" style:font-pitch="variable"/>
    <style:font-face style:name="Libertinus Serif Display1" svg:font-family="'Libertinus Serif Display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iberation Sans" fo:font-family="'Liberation Sans'" style:font-style-name="Regular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writing-mode="page"/>
      <style:text-properties style:font-name="Libertinus Serif" fo:font-family="'Libertinus Serif'" style:font-style-name="Regular" style:font-family-generic="modern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 style:shadow="none" style:writing-mode="page">
        <style:tab-stops/>
      </style:paragraph-properties>
      <style:text-properties style:font-name="Libertinus Sans" fo:font-family="'Libertinus Sans'" style:font-style-name="Bold" style:font-family-generic="moder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 style:writing-mode="pag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Libertinus Serif Display" fo:font-family="'Libertinus Serif Display'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 style:writing-mode="page"/>
      <style:text-properties style:font-name="Libertinus Serif Display1" fo:font-family="'Libertinus Serif Display'" style:font-style-name="Regular" style:font-family-generic="modern" style:font-pitch="variable"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43S</meta:editing-duration>
    <meta:editing-cycles>4</meta:editing-cycles>
    <meta:generator>LibreOffice/5.3.0.3$Windows_X86_64 LibreOffice_project/7074905676c47b82bbcfbea1aeefc84afe1c50e1</meta:generator>
    <dc:date>2017-09-01T13:47:16.607000000</dc:date>
    <meta:document-statistic meta:table-count="0" meta:image-count="0" meta:object-count="0" meta:page-count="2" meta:paragraph-count="44" meta:word-count="253" meta:character-count="1343" meta:non-whitespace-character-count="1159"/>
    <meta:user-defined meta:name="Info 1"/>
    <meta:user-defined meta:name="Info 2"/>
    <meta:user-defined meta:name="Info 3"/>
    <meta:user-defined meta:name="Info 4"/>
  </office:meta>
</office:document-meta>
</file>